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688cm" fo:min-width="0.438cm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657cm" fo:min-width="1.185cm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602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3.35cm" fo:min-width="9.4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7cm"/>
    </style:style>
    <style:style style:name="gr7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1.032cm" fo:min-width="2.602cm" fo:padding-top="0.165cm" fo:padding-bottom="0.165cm" fo:padding-left="0.29cm" fo:padding-right="0.29cm"/>
    </style:style>
    <style:style style:name="gr8" style:family="graphic" style:parent-style-name="standard">
      <style:graphic-properties draw:fill="solid" draw:fill-color="#999999" draw:opacity="100%" draw:textarea-horizontal-align="justify" draw:textarea-vertical-align="middle" draw:auto-grow-height="false" fo:min-height="0.688cm" fo:min-width="0.438cm" draw:shadow="hidden"/>
    </style:style>
    <style:style style:name="gr9" style:family="graphic" style:parent-style-name="standard">
      <style:graphic-properties draw:fill="solid" draw:fill-color="#999999" draw:opacity="100%" draw:textarea-horizontal-align="justify" draw:textarea-vertical-align="middle" draw:auto-grow-height="false" fo:min-height="0.65cm" fo:min-width="0.488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  <style:text-properties style:font-name="Verdana" fo:font-size="7pt"/>
    </style:style>
    <style:style style:name="P3" style:family="paragraph">
      <loext:graphic-properties draw:fill="none"/>
      <style:paragraph-properties fo:text-align="center"/>
      <style:text-properties style:font-name="Verdana" fo:font-size="7pt"/>
    </style:style>
    <style:style style:name="P4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5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solid" draw:fill-color="#999999" draw:opacity="100%"/>
      <style:paragraph-properties fo:text-align="center"/>
      <style:text-properties style:font-name="Verdana" fo:font-size="7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75cm" svg:height="1.875cm" svg:x="15.479cm" svg:y="6.912cm">
          <text:p text:style-name="P1"><text:span text:style-name="T1">Get OBB</text:span></text:p>
          <text:p text:style-name="P1"><text:span text:style-name="T1">Proj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4.402cm" svg:y1="7.824cm" svg:x2="15.479cm" svg:y2="7.85cm" draw:start-shape="id1" draw:start-glue-point="1" draw:end-shape="id2" draw:end-glue-point="5" svg:d="M14402 7824l1077 26" svg:viewBox="0 0 1078 27">
          <text:p/>
        </draw:connector>
        <draw:connector draw:style-name="gr2" draw:text-style-name="P3" draw:layer="layout" draw:type="line" svg:x1="17.354cm" svg:y1="7.85cm" svg:x2="18.3cm" svg:y2="7.841cm" draw:start-shape="id2" draw:start-glue-point="7" draw:end-shape="id3" draw:end-glue-point="3" svg:d="M17354 7850l946-9" svg:viewBox="0 0 947 10">
          <text:p/>
        </draw:connector>
        <draw:custom-shape draw:style-name="gr3" draw:text-style-name="P3" xml:id="id5" draw:id="id5" draw:layer="layout" svg:width="2.381cm" svg:height="1.283cm" svg:x="11.661cm" svg:y="4.753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3.102cm" svg:height="1.282cm" svg:x="11.3cm" svg:y="2.8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2.85cm" svg:y1="6.2cm" svg:x2="12.851cm" svg:y2="7.183cm" draw:start-shape="id4" draw:start-glue-point="2" draw:end-shape="id1" draw:end-glue-point="0" svg:d="M12850 6200l1 983" svg:viewBox="0 0 2 984">
          <text:p/>
        </draw:connector>
        <draw:connector draw:style-name="gr2" draw:text-style-name="P3" draw:layer="layout" draw:type="line" svg:x1="12.852cm" svg:y1="4.753cm" svg:x2="12.851cm" svg:y2="4.104cm" draw:start-shape="id5" draw:start-glue-point="4" draw:end-shape="id6" draw:end-glue-point="2" svg:d="M12852 4753l-1-649" svg:viewBox="0 0 2 650">
          <text:p/>
        </draw:connector>
        <draw:custom-shape draw:style-name="gr3" draw:text-style-name="P3" xml:id="id7" draw:id="id7" draw:layer="layout" svg:width="2.381cm" svg:height="1.283cm" svg:x="8.461cm" svg:y="4.753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3.102cm" svg:height="1.282cm" svg:x="8.1cm" svg:y="2.822cm">
          <text:p text:style-name="P5"><text:span text:style-name="T2">Ur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.652cm" svg:y1="4.753cm" svg:x2="9.651cm" svg:y2="4.104cm" draw:start-shape="id7" draw:start-glue-point="4" draw:end-shape="id8" draw:end-glue-point="2" svg:d="M9652 4753l-1-649" svg:viewBox="0 0 2 650">
          <text:p/>
        </draw:connector>
        <draw:custom-shape draw:style-name="gr3" draw:text-style-name="P3" xml:id="id9" draw:id="id9" draw:layer="layout" svg:width="2.381cm" svg:height="1.283cm" svg:x="14.861cm" svg:y="4.753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" draw:id="id10" draw:layer="layout" svg:width="3.102cm" svg:height="1.282cm" svg:x="14.5cm" svg:y="2.8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6.052cm" svg:y1="4.753cm" svg:x2="16.051cm" svg:y2="4.104cm" draw:start-shape="id9" draw:start-glue-point="4" draw:end-shape="id10" draw:end-glue-point="2" svg:d="M16052 4753l-1-649" svg:viewBox="0 0 2 650">
          <text:p/>
        </draw:connector>
        <draw:custom-shape draw:style-name="gr5" draw:text-style-name="P6" xml:id="id4" draw:id="id4" draw:layer="layout" svg:width="9.9cm" svg:height="3.6cm" svg:x="7.9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3.2cm" svg:height="1.282cm" svg:x="18.3cm" svg:y="7.2cm">
          <text:p text:style-name="P1"><text:span text:style-name="T1">Object Proj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1" draw:id="id1" draw:layer="layout" svg:width="3.102cm" svg:height="1.282cm" svg:x="11.3cm" svg:y="7.183cm">
          <text:p text:style-name="P1"><text:span text:style-name="T1">Flow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1" draw:id="id11" draw:layer="layout" svg:width="1.875cm" svg:height="1.875cm" svg:x="22.579cm" svg:y="6.912cm">
          <text:p text:style-name="P1"><text:span text:style-name="T1">Edge</text:span></text:p>
          <text:p text:style-name="P1"><text:span text:style-name="T1">Parallel</text:span></text:p>
          <text:p text:style-name="P1"><text:span text:style-name="T1"><text:s/></text:span><text:span text:style-name="T1">to wa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21.502cm" svg:y1="7.824cm" svg:x2="22.579cm" svg:y2="7.85cm" draw:end-shape="id11" draw:end-glue-point="5" svg:d="M21502 7824l1077 26" svg:viewBox="0 0 1078 27">
          <text:p/>
        </draw:connector>
        <draw:connector draw:style-name="gr2" draw:text-style-name="P3" draw:layer="layout" draw:type="line" svg:x1="24.454cm" svg:y1="7.85cm" svg:x2="25.4cm" svg:y2="7.841cm" draw:start-shape="id11" draw:start-glue-point="7" svg:d="M24454 7850l946-9" svg:viewBox="0 0 947 10">
          <text:p/>
        </draw:connector>
        <draw:custom-shape draw:style-name="gr6" draw:text-style-name="P4" draw:layer="layout" svg:width="3.2cm" svg:height="1.282cm" svg:x="25.4cm" svg:y="7.2cm">
          <text:p text:style-name="P1"><text:span text:style-name="T3">Width</text:span><text:span text:style-name="T1"> &gt;= 300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2" draw:id="id12" draw:layer="layout" svg:width="1.975cm" svg:height="1.8cm" svg:x="18.925cm" svg:y="9.5cm">
          <text:p text:style-name="P1"><text:span text:style-name="T1">Edge</text:span></text:p>
          <text:p text:style-name="P1"><text:span text:style-name="T1">Perpendicular</text:span></text:p>
          <text:p text:style-name="P1"><text:span text:style-name="T1"><text:s/></text:span><text:span text:style-name="T1">to wa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8" draw:layer="layout" draw:type="line" svg:x1="19.9cm" svg:y1="8.482cm" svg:x2="19.913cm" svg:y2="9.5cm" draw:start-shape="id3" draw:start-glue-point="2" draw:end-shape="id12" draw:end-glue-point="4" svg:d="M19900 8482l13 1018" svg:viewBox="0 0 14 1019">
          <text:p/>
        </draw:connector>
        <draw:custom-shape draw:style-name="gr6" draw:text-style-name="P4" xml:id="id13" draw:id="id13" draw:layer="layout" svg:width="3.2cm" svg:height="1.282cm" svg:x="18.3cm" svg:y="12.218cm">
          <text:p text:style-name="P1"><text:span text:style-name="T1">Length &gt;= 300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8" draw:layer="layout" draw:type="line" svg:x1="19.913cm" svg:y1="11.3cm" svg:x2="19.9cm" svg:y2="12.218cm" draw:start-shape="id12" draw:start-glue-point="6" draw:end-shape="id13" draw:end-glue-point="0" svg:d="M19913 11300l-13 918" svg:viewBox="0 0 14 9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10-08T16:52:20.682000000</dc:date>
    <meta:editing-duration>PT46M1S</meta:editing-duration>
    <meta:editing-cycles>7</meta:editing-cycles>
    <meta:generator>LibreOffice/6.0.3.2$Windows_X86_64 LibreOffice_project/8f48d515416608e3a835360314dac7e47fd0b821</meta:generator>
    <meta:document-statistic meta:object-count="24"/>
  </office:meta>
</office:document-meta>
</file>